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7" table:default-cell-style-name="Default"/>
        <table:table-row table:style-name="ro2">
          <table:table-cell office:value-type="float" office:value="10.9">
            <text:p>10,9</text:p>
          </table:table-cell>
          <table:table-cell office:value-type="string">
            <text:p>bolt diam</text:p>
          </table:table-cell>
          <table:table-cell table:number-columns-repeated="5"/>
        </table:table-row>
        <table:table-row table:style-name="ro4">
          <table:table-cell table:formula="of:=PI()*[.A1]" office:value-type="float" office:value="34.2433599241287">
            <text:p>34,2433599241</text:p>
          </table:table-cell>
          <table:table-cell office:value-type="string">
            <text:p>volta completa mm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icrosteps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steps per rotation</text:p>
          </table:table-cell>
          <table:table-cell table:number-columns-repeated="2"/>
          <table:table-cell office:value-type="float" office:value="34.4">
            <text:p>34,4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EX0 rati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number-columns-repeated="4"/>
          <table:table-cell table:formula="of:=[.E4]-[.E5]" office:value-type="float" office:value="12.6">
            <text:p>12,6</text:p>
          </table:table-cell>
          <table:table-cell table:formula="of:=[.F5]-[.F4]" office:value-type="float" office:value="10">
            <text:p>10</text:p>
          </table:table-cell>
          <table:table-cell office:value-type="float" office:value="130">
            <text:p>130</text:p>
          </table:table-cell>
        </table:table-row>
        <table:table-row table:style-name="ro4">
          <table:table-cell/>
          <table:table-cell table:formula="of:=[.B6]*[.A5]*[.A4]/[.A2]" office:value-type="float" office:value="93.4487739255165">
            <text:p>93,4487739255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table:number-columns-repeated="6"/>
          <table:table-cell table:formula="of:=[.E8]*[.G7]/[.E7]" office:value-type="float" office:value="103.174603174603">
            <text:p>103,1746031746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string">
            <text:p>saiu bom mas não grudou muito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0">
            <text:p>130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4">
          <table:table-cell/>
          <table:table-cell office:value-type="string">
            <text:p>M205</text:p>
          </table:table-cell>
          <table:table-cell office:value-type="string">
            <text:p>dados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502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M500</text:p>
          </table:table-cell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8:48:05</meta:creation-date>
    <meta:editing-duration>PT59M45S</meta:editing-duration>
    <meta:editing-cycles>3</meta:editing-cycles>
    <meta:generator>LibreOffice/3.5$Linux_X86_64 LibreOffice_project/350m1$Build-2</meta:generator>
    <meta:initial-creator>sara </meta:initial-creator>
    <dc:date>2013-11-14T19:52:58</dc:date>
    <dc:creator>sara </dc:creator>
    <meta:document-statistic meta:table-count="3" meta:cell-count="28" meta:object-count="0"/>
  </office:meta>
</office:document-meta>
</file>